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5-09-2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5-06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5-02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4-12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4-09-1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4-05-3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4-03-2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3-12-0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3-09-1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3-05-2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3-03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2-12-0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2-07-1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2-01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1-07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1-03-1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444" calcext:value-type="float">
            <text:p>35.5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0-07-2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20-03-0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9-08-1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9-05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9-02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8-11-0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8-09-1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8-04-1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2432" calcext:value-type="float">
            <text:p>36.2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7-11-1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7-09-1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7-05-1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7-03-1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7792" calcext:value-type="float">
            <text:p>37.1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6-11-1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6-08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6-05-1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6-02-0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5-07-15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5-05-1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5-01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4-11-0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4-08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4-05-2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4-02-1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3-11-0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3-08-2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3-05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3-03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2-11-0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2-08-0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2-05-0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2-01-3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1-10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1-07-1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1-04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1-01-2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0-11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0-07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0-04-2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10-02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9-11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9-08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9-05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9-02-2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8-11-1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4608" calcext:value-type="float">
            <text:p>42.9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8-07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8-03-0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7-11-0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7-08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7-06-0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7-03-0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6-11-09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6-07-1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6-04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5064" calcext:value-type="float">
            <text:p>54.9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200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9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8-03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5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3208" calcext:value-type="float">
            <text:p>43.1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2096" calcext:value-type="float">
            <text:p>40.3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6152" calcext:value-type="float">
            <text:p>39.3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0888" calcext:value-type="float">
            <text:p>36.0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7392" calcext:value-type="float">
            <text:p>33.9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348076363201</text:p>
          </table:table-cell>
          <table:table-cell office:value-type="string" calcext:value-type="string">
            <text:p>58B273 SOW 169F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0" meta:object-count="0"/>
    <meta:user-defined meta:name="AppVersion">3.0</meta:user-defined>
  </office:meta>
</office:document-meta>
</file>